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11-03">Nov 3, 2018</text:date></text:span><text:span text:style-name="T1"><text:s/>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8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8.791cm" svg:y1="9.362cm" svg:x2="20.23cm" svg:y2="1.915cm" draw:start-shape="id11" draw:start-glue-point="4" draw:end-shape="id12" draw:end-glue-point="8" svg:d="M18791 9362l1439-7447" svg:viewBox="0 0 1440 7448">
          <text:p/>
        </draw:connector>
        <draw:custom-shape draw:style-name="gr11" draw:text-style-name="P4" xml:id="id12" draw:id="id12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9.2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12.4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8.9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8.4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16.03cm" svg:y1="1.915cm" svg:x2="14.291cm" svg:y2="9.362cm" draw:start-shape="id13" draw:start-glue-point="8" svg:d="M16030 1915l-1739 7447" svg:viewBox="0 0 1740 7448">
          <text:p/>
        </draw:connector>
        <draw:frame draw:style-name="gr14" draw:text-style-name="P6" draw:layer="layout" svg:width="1.836cm" svg:height="0.607cm" svg:x="17.699cm" svg:y="8.37cm">
          <draw:text-box>
            <text:p text:style-name="P4"><text:span text:style-name="T3">E3/6/1</text:span></text:p>
          </draw:text-box>
        </draw:frame>
        <draw:custom-shape draw:style-name="gr25" draw:text-style-name="P5" draw:layer="layout" svg:width="4.064cm" svg:height="1.295cm" svg:x="5.597cm" svg:y="1.305cm">
          <text:p text:style-name="P4"><text:span text:style-name="T2">Zayo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3.9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247cm" svg:height="0.607cm" svg:x="19.493cm" svg:y="5.188cm">
          <draw:text-box>
            <text:p text:style-name="P4"><text:span text:style-name="T3">Po1</text:span></text:p>
          </draw:text-box>
        </draw:frame>
        <draw:frame draw:style-name="gr14" draw:text-style-name="P6" draw:layer="layout" svg:width="1.836cm" svg:height="0.607cm" svg:x="18.889cm" svg:y="2.552cm">
          <draw:text-box>
            <text:p text:style-name="P4"><text:span text:style-name="T3">E49/1</text:span></text:p>
          </draw:text-box>
        </draw:frame>
        <draw:frame draw:style-name="gr14" draw:text-style-name="P6" draw:layer="layout" svg:width="1.836cm" svg:height="0.607cm" svg:x="11.299cm" svg:y="8.371cm">
          <draw:text-box>
            <text:p text:style-name="P4"><text:span text:style-name="T3">E3/7/1</text:span></text:p>
          </draw:text-box>
        </draw:frame>
        <draw:frame draw:style-name="gr14" draw:text-style-name="P6" draw:layer="layout" svg:width="1.836cm" svg:height="0.607cm" svg:x="13.1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4" draw:id="id14" draw:layer="layout" svg:width="0.635cm" svg:height="0.381cm" svg:x="23.641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3.734cm" svg:y1="5.254cm" svg:x2="20.547cm" svg:y2="1.725cm" draw:start-shape="id14" draw:start-glue-point="5" draw:end-shape="id12" draw:end-glue-point="10" svg:d="M23734 5254l-3187-3529" svg:viewBox="0 0 3188 3530">
          <text:p/>
        </draw:connector>
        <draw:custom-shape draw:style-name="gr26" draw:text-style-name="P5" draw:layer="layout" svg:width="4.064cm" svg:height="1.295cm" svg:x="21.863cm" svg:y="4.666cm">
          <text:p text:style-name="P4"><text:span text:style-name="T2">South Front Networks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8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1.836cm" svg:height="0.963cm" svg:x="20.589cm" svg:y="2.553cm">
          <draw:text-box>
            <text:p text:style-name="P4"><text:span text:style-name="T3">E47</text:span><text:span text:style-name="T3"><text:line-break/></text:span><text:span text:style-name="T3">E48</text:span></text:p>
          </draw:text-box>
        </draw:frame>
        <draw:custom-shape draw:style-name="gr12" draw:text-style-name="P1" draw:layer="layout" svg:width="1.089cm" svg:height="0.381cm" svg:x="21.895cm" svg:y="3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1.247cm" svg:height="0.607cm" svg:x="22.486cm" svg:y="3.088cm">
          <draw:text-box>
            <text:p text:style-name="P4"><text:span text:style-name="T3">Po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11-03T16:13:11.083763159</dc:date>
    <meta:editing-duration>PT4H42M36S</meta:editing-duration>
    <meta:editing-cycles>129</meta:editing-cycles>
    <meta:generator>LibreOffice/6.0.6.2$Linux_X86_64 LibreOffice_project/00m0$Build-2</meta:generator>
    <meta:document-statistic meta:object-count="66"/>
  </office:meta>
</office:document-meta>
</file>